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bb50c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bb50c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XV</text:span></text:p>
      <text:p text:style-name="P2"><text:span text:style-name="T4">Павел, держа за руку улыбающуюся Дашу, выходил из самолета следом за Джейн и Евгением. Их встретили девушка и молодой человек в строгих костюмах.</text:span></text:p>
      <text:p text:style-name="P2"><text:span text:style-name="T4">–Добрый день, Александр – улыбаясь, сказал Алехин на английском.</text:span></text:p>
      <text:p text:style-name="P2"><text:span text:style-name="T4">–Добрый день, Павел Даниилович! Ваши вещи уже доставлены в отель, два вертолета ждут вас на площадке. Мария проводит вас.</text:span></text:p>
      <text:p text:style-name="P2"><text:span text:style-name="T4">–Следуйте за мной, – сказала девушка.</text:span></text:p>
      <text:p text:style-name="P2"><text:span text:style-name="T4">–Благодарю, – ответил Павел.</text:span></text:p>
      <text:p text:style-name="P2"><text:span text:style-name="T4">Вся группа направилась в сторону вертолетной площадке, где их ждали двое пилотов.</text:span></text:p>
      <text:p text:style-name="P2"><text:span text:style-name="T4">–Мы будем пилотировать сами, – сказал им Алехин, после чего они кивнули и удалились.</text:span></text:p>
      <text:p text:style-name="P2"><text:span text:style-name="T4">–Приятного отдыха! – сказала Мария и пошла в сторону здания.</text:span></text:p>
      <text:p text:style-name="P2"><text:span text:style-name="T4">Через час два вертолета плавно опускались на площадку, расположенную на территории огромного 30-этажного отеля. </text:span></text:p>
      <text:p text:style-name="P2"><text:span text:style-name="T4">–Вааау, как же это шикарно! – восхищенно воскликнула Даша. </text:span></text:p>
      <text:p text:style-name="P2"><text:span text:style-name="T4">–Ты когда успел их отреставрировать?! – удивленно спросил Евгений.</text:span></text:p>
      <text:p text:style-name="P2"><text:span text:style-name="T4">–За последний год. Ну что мы стоим, пойдемте уже внутрь моего отеля. Я сам здесь давно не был и хочу увидеть, наконец, его. </text:span></text:p>
      <text:p text:style-name="P2"><text:span text:style-name="T4">–Твой отель?! – воскликнула Даша.</text:span></text:p>
      <text:p text:style-name="P2"><text:span text:style-name="T4">–Ну да, мой. У меня международная сеть. Хороший бизнес. </text:span></text:p>
      <text:p text:style-name="P2"><text:span text:style-name="T4">Изнутри отель представлялся еще более уютным просторным и красивым, чем снаружи. Радостно поприветствовав прибывших, персонал проводил их в номера. </text:span></text:p>
      <text:p text:style-name="P2"><text:span text:style-name="T4">–Как же тут классно, – осматриваясь, сказала Даша.</text:span></text:p>
      <text:p text:style-name="P2"><text:soft-page-break/><text:span text:style-name="T4">–Располагайся. Наши вещи уже принесли. Нам выделены лучшие номера в отеле. Отдохни и в 6 вечера Джейн ждет тебя на 15 этаже. </text:span></text:p>
      <text:p text:style-name="P2"><text:span text:style-name="T4">–А зачем, Паш? </text:span></text:p>
      <text:p text:style-name="P2"><text:span text:style-name="T4">–Она тебе все сама объяснит. </text:span></text:p>
      <text:p text:style-name="P2"><text:span text:style-name="T4">–Ну хорошо, я пошла разбирать вещи. </text:span></text:p>
      <text:p text:style-name="P2"><text:span text:style-name="T4">Переодевшись и разложив по шкафам привезенные вещи, все отправились отдыхать. Время плавно клонилось к вечеру. В назначенный час Даша спустилась на 15 этаж. Джейн уже ждала ее в холле. </text:span></text:p>
      <text:p text:style-name="P2"><text:span text:style-name="T4">–Пойдем, – сказала она. </text:span></text:p>
      <text:p text:style-name="P2"><text:span text:style-name="T4">–А куда идти, и что мы здесь делаем? </text:span></text:p>
      <text:p text:style-name="P2"><text:span text:style-name="T4">–Не спрашивай лишнего. Моя задача научить тебя танцевать, при этом профессионально.</text:span></text:p>
      <text:p text:style-name="P2"><text:span text:style-name="T4">–Дай угадаю, это Павлик придумал?</text:span></text:p>
      <text:p text:style-name="P2"><text:span text:style-name="T4">–Да, это придумал он, но как я знаю от Евгения, он готовит тебе какой-то сюрприз и поэтому тебе нужно выучить танец. </text:span></text:p>
      <text:p text:style-name="P2"><text:span text:style-name="T4">–Ладно, допустим.</text:span></text:p>
      <text:p text:style-name="P2"><text:span text:style-name="T4">–Учти, учить буду строго.</text:span></text:p>
      <text:p text:style-name="P2"><text:span text:style-name="T4">–Хорошо, Джейн, – усмехнулась Даша.</text:span></text:p>
      <text:p text:style-name="P2"><text:span text:style-name="T4">Девушки вошли в просторный зал с гладким полом и, закрыв дверь, начали <text:s/>занятие. Тем временем Павел и Евгений находились в таком же просторном зале на 17 этаже.</text:span></text:p>
      <text:p text:style-name="P2"><text:span text:style-name="T4">–Спину ровнее, Павел Даниилович! Выше подбородок! </text:span></text:p>
      <text:p text:style-name="P2"><text:span text:style-name="T4">–Евгений, ты издеваешься! Я сколько не занимался! </text:span></text:p>
      <text:p text:style-name="P2"><text:span text:style-name="T4">–Хочешь выиграть конкурс, смотри и слушай! Давай на начальную и еще раз! </text:span></text:p>
      <text:p text:style-name="P2"><text:soft-page-break/><text:span text:style-name="T4">Павел тяжело вздохнул, закатив глаза, сделал пару глотков оды из бутылки и отошел на несколько шагов назад, внимательно наблюдая за Евгением и продолжая учить танец. Около 10 вечера, измотанный он вернулся в номер. Даша лежала с ноутбуком и смотрела какой-то фильм. Она пришла около часа назад. Павел лег рядом, уткнув голову ей в плечо, и задремал. Девушка не стала беспокоить его, а лишь потрепала по волосам и продолжила смотреть филь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1:55.127000000</meta:creation-date>
    <dc:date>2022-05-15T19:42:18.944000000</dc:date>
    <meta:editing-duration>PT24S</meta:editing-duration>
    <meta:editing-cycles>1</meta:editing-cycles>
    <meta:document-statistic meta:table-count="0" meta:image-count="0" meta:object-count="0" meta:page-count="3" meta:paragraph-count="35" meta:word-count="430" meta:character-count="2806" meta:non-whitespace-character-count="2383"/>
    <meta:generator>LibreOffice/7.2.2.2$Windows_X86_64 LibreOffice_project/02b2acce88a210515b4a5bb2e46cbfb63fe97d56</meta:generator>
  </office:meta>
</office:document-meta>
</file>